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padding="0.049cm" fo:border="0.06pt solid #d9d9e3"/>
    </style:style>
    <style:style style:name="P4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officeooo:rsid="007b3e03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85681b"/>
    </style:style>
    <style:style style:name="T4" style:family="text">
      <style:text-properties officeooo:rsid="008e150d"/>
    </style:style>
    <style:style style:name="T5" style:family="text">
      <style:text-properties officeooo:rsid="00a21e31"/>
    </style:style>
    <style:style style:name="T6" style:family="text">
      <style:text-properties officeooo:rsid="00aa3872"/>
    </style:style>
    <style:style style:name="T7" style:family="text">
      <style:text-properties officeooo:rsid="00aee3f2"/>
    </style:style>
    <style:style style:name="T8" style:family="text">
      <style:text-properties officeooo:rsid="00b35f1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2">Pregunta 1:</text:span></text:span> ¿Qué es una herramienta de escaneo de red ampliamente utilizada en pruebas de penetración que permite descubrir dispositivos y puertos en una red?</text:p>
      <text:p text:style-name="P3"><text:span text:style-name="Strong_20_Emphasis"><text:span text:style-name="T2">Respuesta 1:</text:span></text:span> Nmap es una herramienta de escaneo de red ampliamente utilizada en pruebas de penetración.</text:p>
      <text:p text:style-name="P3"><text:span text:style-name="Strong_20_Emphasis"><text:span text:style-name="T2">Pregunta 2:</text:span></text:span> ¿Qué es Metasploit y cuál es su función en las pruebas de penetración?</text:p>
      <text:p text:style-name="P3"><text:span text:style-name="Strong_20_Emphasis"><text:span text:style-name="T2">Respuesta 2:</text:span></text:span> Metasploit es una plataforma de pruebas de penetración que proporciona exploits y herramientas para evaluar la seguridad de sistemas y aplicaciones.</text:p>
      <text:p text:style-name="P3"><text:span text:style-name="Strong_20_Emphasis"><text:span text:style-name="T2">Pregunta 3:</text:span></text:span> ¿Qué es Kali Linux y cómo se utiliza en las pruebas de penetración?</text:p>
      <text:p text:style-name="P3"><text:span text:style-name="Strong_20_Emphasis"><text:span text:style-name="T2">Respuesta 3:</text:span></text:span> Kali Linux es una distribución de Linux diseñada específicamente para pruebas de penetración y seguridad informática. Se utiliza para ejecutar herramientas de pruebas de penetración y evaluación de vulnerabilidades.</text:p>
      <text:p text:style-name="P3"><text:span text:style-name="Strong_20_Emphasis"><text:span text:style-name="T2">Pregunta 4:</text:span></text:span> ¿Qué es un "exploit" en el contexto de pruebas de penetración y seguridad informática?</text:p>
      <text:p text:style-name="P3"><text:span text:style-name="Strong_20_Emphasis"><text:span text:style-name="T2">Respuesta 4:</text:span></text:span> Un "exploit" es un fragmento de software o código que aprovecha una vulnerabilidad en un sistema o aplicación para lograr un objetivo malicioso.</text:p>
      <text:p text:style-name="P3"><text:span text:style-name="Strong_20_Emphasis"><text:span text:style-name="T2">Pregunta 5:</text:span></text:span> ¿Cuál es la diferencia entre una prueba de penetración "black box" y "white box"?</text:p>
      <text:p text:style-name="P3"><text:span text:style-name="Strong_20_Emphasis"><text:span text:style-name="T2">Respuesta 5:</text:span></text:span> Una prueba de penetración "black box" se realiza sin conocimiento previo del sistema, mientras que una prueba "white box" se realiza con acceso y conocimiento completo del sistema.</text:p>
      <text:p text:style-name="P3"><text:span text:style-name="Strong_20_Emphasis"><text:span text:style-name="T2">Pregunta 6:</text:span></text:span> ¿Cuál es el objetivo principal de una prueba de penetración?</text:p>
      <text:p text:style-name="P3"><text:span text:style-name="Strong_20_Emphasis"><text:span text:style-name="T2">Respuesta 6:</text:span></text:span> El objetivo principal de una prueba de penetración es identificar y evaluar las vulnerabilidades de seguridad de un sistema o red antes de que un atacante real lo haga.</text:p>
      <text:p text:style-name="P3"><text:span text:style-name="Strong_20_Emphasis"><text:span text:style-name="T2">Pregunta 7:</text:span></text:span> ¿Qué es la enumeración en el contexto de pruebas de penetración?</text:p>
      <text:p text:style-name="P3"><text:span text:style-name="Strong_20_Emphasis"><text:span text:style-name="T2">Respuesta 7:</text:span></text:span> La enumeración es el proceso de recopilar información detallada sobre un sistema o red objetivo, como nombres de usuario, servicios disponibles y configuraciones.</text:p>
      <text:p text:style-name="P3"><text:span text:style-name="Strong_20_Emphasis"><text:span text:style-name="T2">Pregunta 8:</text:span></text:span> ¿Qué es un "payload" en el contexto de Metasploit?</text:p>
      <text:p text:style-name="P3"><text:span text:style-name="Strong_20_Emphasis"><text:span text:style-name="T2">Respuesta 8:</text:span></text:span> Un "payload" en Metasploit es un componente que se entrega al sistema objetivo después de explotar una vulnerabilidad. Puede incluir malware, comandos o scripts.</text:p>
      <text:p text:style-name="P3"><text:span text:style-name="Strong_20_Emphasis"><text:span text:style-name="T2">Pregunta 9:</text:span></text:span> ¿Qué es la ingeniería social en pruebas de penetración y por qué es importante?</text:p>
      <text:p text:style-name="P3"><text:soft-page-break/><text:span text:style-name="Strong_20_Emphasis"><text:span text:style-name="T2">Respuesta 9:</text:span></text:span> La ingeniería social es una técnica que implica engañar a las personas para obtener información confidencial. Es importante en las pruebas de penetración para evaluar la resistencia de una organización a los ataques dirigidos a los empleados.</text:p>
      <text:p text:style-name="P3"><text:span text:style-name="Strong_20_Emphasis"><text:span text:style-name="T2">Pregunta 10:</text:span></text:span> ¿Qué es un "firewall" y cómo puede afectar a las pruebas de penetración?</text:p>
      <text:p text:style-name="P3"><text:span text:style-name="Strong_20_Emphasis"><text:span text:style-name="T2">Respuesta 10:</text:span></text:span> Un "firewall" es una medida de seguridad que controla el tráfico de red. Puede afectar a las pruebas de penetración al limitar la visibilidad de la red y dificultar la identificación de vulnerabilidades.</text:p>
      <text:p text:style-name="P3"><text:span text:style-name="Strong_20_Emphasis"><text:span text:style-name="T2">Pregunta 11:</text:span></text:span> ¿Qué son las pruebas de penetración de aplicaciones web y cuál es su objetivo?</text:p>
      <text:p text:style-name="P3"><text:span text:style-name="Strong_20_Emphasis"><text:span text:style-name="T2">Respuesta 11:</text:span></text:span> Las pruebas de penetración de aplicaciones web evalúan la seguridad de las aplicaciones web identificando vulnerabilidades como inyecciones SQL, cross-site scripting (XSS) y otros problemas de seguridad.</text:p>
      <text:p text:style-name="P3"><text:span text:style-name="Strong_20_Emphasis"><text:span text:style-name="T2">Pregunta 12:</text:span></text:span> ¿Por qué es importante realizar pruebas de penetración de aplicaciones móviles?</text:p>
      <text:p text:style-name="P3"><text:span text:style-name="Strong_20_Emphasis"><text:span text:style-name="T2">Respuesta 12:</text:span></text:span> Es importante realizar pruebas de penetración de aplicaciones móviles porque las aplicaciones móviles también pueden ser vulnerables a ataques y representar un riesgo para la seguridad de los datos del usuario.</text:p>
      <text:p text:style-name="P3"><text:span text:style-name="Strong_20_Emphasis"><text:span text:style-name="T2">Pregunta 13:</text:span></text:span> ¿Qué es un "honeypot" y cómo se utiliza en pruebas de penetración?</text:p>
      <text:p text:style-name="P3"><text:span text:style-name="Strong_20_Emphasis"><text:span text:style-name="T2">Respuesta 13:</text:span></text:span> Un "honeypot" es un sistema falso diseñado para atraer a los atacantes y recopilar información sobre sus tácticas y técnicas. Se utiliza en pruebas de penetración para estudiar comportamientos maliciosos.</text:p>
      <text:p text:style-name="P3"><text:span text:style-name="Strong_20_Emphasis"><text:span text:style-name="T2">Pregunta 14:</text:span></text:span> ¿Cuál es el propósito de realizar una evaluación de vulnerabilidades antes de una prueba de penetración?</text:p>
      <text:p text:style-name="P3"><text:span text:style-name="Strong_20_Emphasis"><text:span text:style-name="T2">Respuesta 14:</text:span></text:span> La evaluación de vulnerabilidades ayuda a identificar y priorizar las vulnerabilidades en un sistema o red antes de realizar una prueba de penetración, lo que permite una prueba más efectiva.</text:p>
      <text:p text:style-name="P3"><text:span text:style-name="Strong_20_Emphasis"><text:span text:style-name="T2">Pregunta 15:</text:span></text:span> ¿Cuál es el papel de la autorización en las pruebas de penetración y por qué es importante obtenerla?</text:p>
      <text:p text:style-name="P3"><text:span text:style-name="Strong_20_Emphasis"><text:span text:style-name="T2">Respuesta 15:</text:span></text:span> La autorización es el permiso formal para realizar una prueba de penetración en un sistema o red. Es importante obtenerla para evitar problemas legales y garantizar la cooperación de la organización objetivo.</text:p>
      <text:p text:style-name="P3"><text:span text:style-name="Strong_20_Emphasis"><text:span text:style-name="T2">Pregunta 16:</text:span></text:span> ¿Qué es un informe de pruebas de penetración y cuál es su contenido típico?</text:p>
      <text:p text:style-name="P3"><text:soft-page-break/><text:span text:style-name="Strong_20_Emphasis"><text:span text:style-name="T2">Respuesta 16:</text:span></text:span> Un informe de pruebas de penetración es un documento que resume los resultados, hallazgos y recomendaciones de la prueba. Suele incluir descripciones detalladas de vulnerabilidades y medidas correctivas.</text:p>
      <text:p text:style-name="P3"><text:span text:style-name="Strong_20_Emphasis"><text:span text:style-name="T2">Pregunta 17:</text:span></text:span> ¿Cómo pueden las organizaciones utilizar los resultados de las pruebas de penetración para mejorar su seguridad?</text:p>
      <text:p text:style-name="P3"><text:span text:style-name="Strong_20_Emphasis"><text:span text:style-name="T2">Respuesta 17:</text:span></text:span> Las organizaciones pueden utilizar los resultados para remediar vulnerabilidades, mejorar políticas de seguridad, capacitar a los empleados y fortalecer sus defensas contra amenazas.</text:p>
      <text:p text:style-name="P3"><text:span text:style-name="Strong_20_Emphasis"><text:span text:style-name="T2">Pregunta 18:</text:span></text:span> ¿Qué es la seguridad perimetral y por qué es relevante en pruebas de penetración?</text:p>
      <text:p text:style-name="P3"><text:span text:style-name="Strong_20_Emphasis"><text:span text:style-name="T2">Respuesta 18:</text:span></text:span> La seguridad perimetral se refiere a las medidas de seguridad en el límite de una red. Es relevante en pruebas de penetración porque determina cómo los atacantes pueden intentar acceder a la red desde el exterior.</text:p>
      <text:p text:style-name="P3"><text:span text:style-name="Strong_20_Emphasis"><text:span text:style-name="T2">Pregunta 19:</text:span></text:span> ¿Qué es un ataque de denegación de servicio distribuido (DDoS) y cómo se lleva a cabo?</text:p>
      <text:p text:style-name="P3"><text:span text:style-name="Strong_20_Emphasis"><text:span text:style-name="T2">Respuesta 19:</text:span></text:span> Un ataque DDoS implica múltiples dispositivos que inundan un sistema o red con tráfico falso, sobrecargándolo y haciéndolo inaccesible.</text:p>
      <text:p text:style-name="P3"><text:span text:style-name="Strong_20_Emphasis"><text:span text:style-name="T2">Pregunta 20:</text:span></text:span> ¿Qué son las pruebas de penetración "white box", "gray box" y "black box" y cuáles son sus diferencias?</text:p>
      <text:p text:style-name="P3"><text:span text:style-name="Strong_20_Emphasis"><text:span text:style-name="T2">Respuesta 20:</text:span></text:span> Las pruebas de penetración "white box" tienen conocimiento completo del sistema, "gray box" tienen un conocimiento parcial y "black box" no tienen conocimiento previo del sistema. Las diferencias radican en el nivel de información disponible para el probador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Evaluación de amenazas y vulnerabilidades </text:p>
        <text:p text:style-name="MP2">Penetration Testing <text:s text:c="6"/>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8:27:06.360701538</dc:date>
    <meta:editing-duration>PT11H15M11S</meta:editing-duration>
    <meta:editing-cycles>165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926" meta:character-count="5972" meta:non-whitespace-character-count="5081"/>
  </office:meta>
</office:document-meta>
</file>